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4.722cm"/>
    </style:style>
    <style:style style:name="co4" style:family="table-column">
      <style:table-column-properties fo:break-before="auto" style:column-width="29.752cm"/>
    </style:style>
    <style:style style:name="co5" style:family="table-column">
      <style:table-column-properties fo:break-before="auto" style:column-width="10.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table:style-name="ce1" office:value-type="string">
            <text:p>Quantity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rduino Nano</text:p>
          </table:table-cell>
          <table:table-cell office:value-type="string">
            <text:p>https://www.amazon.de/XCSOURCE-Atmega-Controller-Arduino-TE359/dp/B015MGHH6Q/ref=pd_bxgy_147_img_2?_encoding=UTF8&amp;psc=1&amp;refRID=HZ5SX7GX1H6579MHRZHS</text:p>
          </table:table-cell>
          <table:table-cell table:style-name="Default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S1302 RTC Module</text:p>
          </table:table-cell>
          <table:table-cell office:value-type="string">
            <text:p>https://www.amazon.de/DS1302-Echtzeituhr-Temperatursensor-Arduino-Raspberry/dp/B06XCR1WK2/ref=sr_1_1?s=computers&amp;ie=UTF8&amp;qid=1514394328&amp;sr=1-1&amp;keywords=ds1302</text:p>
          </table:table-cell>
          <table:table-cell table:style-name="Default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S3231 RTC Module</text:p>
          </table:table-cell>
          <table:table-cell office:value-type="string">
            <text:p>https://www.amazon.de/dp/B01M2B7HQB/ref=psdc_1626220031_t1_B06XCR1WK2</text:p>
          </table:table-cell>
          <table:table-cell office:value-type="string">
            <text:p>alternative to DS1302, supposed to be more accurate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DCF77 Modul</text:p>
          </table:table-cell>
          <table:table-cell office:value-type="string">
            <text:p><text:a xlink:href="https://www.amazon.de/Empfangsmodul-Funkzeit-Funkuhr-Arduino-Antenne/dp/B014I7VUS6/ref=sr_1_cc_1?s=aps&amp;ie=UTF8&amp;qid=1514394659&amp;sr=1-1-catcorr&amp;keywords=dcf77+modul">https://www.amazon.de/Empfangsmodul-Funkzeit-Funkuhr-Arduino-Antenne/dp/B014I7VUS6/ref=sr_1_cc_1?s=aps&amp;ie=UTF8&amp;qid=1514394659&amp;sr=1-1-catcorr&amp;keywords=dcf77+modul</text:a></text:p>
          </table:table-cell>
          <table:table-cell office:value-type="string">
            <text:p>optional</text:p>
          </table:table-cell>
        </table:table-row>
        <table:table-row table:style-name="ro2">
          <table:table-cell/>
          <table:table-cell office:value-type="string">
            <text:p>114 pc (5 m strip)</text:p>
          </table:table-cell>
          <table:table-cell office:value-type="string">
            <text:p>WS2812B, 60 LEDs/m</text:p>
          </table:table-cell>
          <table:table-cell office:value-type="string">
            <text:p><text:a xlink:href="https://www.amazon.de/BTF-LIGHTING-WS2812B-adressierbare-Streifen-NichtWasserdicht/dp/B01CDTEJBG/ref=sr_1_3?ie=UTF8&amp;qid=1514394731&amp;sr=8-3&amp;keywords=ws2812b&amp;th=1">https://www.amazon.de/BTF-LIGHTING-WS2812B-adressierbare-Streifen-NichtWasserdicht/dp/B01CDTEJBG/ref=sr_1_3?ie=UTF8&amp;qid=1514394731&amp;sr=8-3&amp;keywords=ws2812b&amp;th=1</text:a></text:p>
          </table:table-cell>
          <table:table-cell table:style-name="Default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IKEA Ribba (23 x 23 cm)</text:p>
          </table:table-cell>
          <table:table-cell office:value-type="string">
            <text:p><text:a xlink:href="http://www.ikea.com/de/de/catalog/products/00378436/#/40378401">http://www.ikea.com/de/de/catalog/products/00378436/#/40378401</text:a></text:p>
          </table:table-cell>
          <table:table-cell table:style-name="Default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ELCO, 1000 µF, 6.3V</text:p>
          </table:table-cell>
          <table:table-cell office:value-type="string">
            <text:p><text:a xlink:href="https://www.conrad.de/de/elektrolyt-kondensator-radial-bedrahtet-35-mm-1000-f-63-v-20-o-x-h-8-mm-x-15-mm-europe-chemicon-eky-6r3ell102mh1-1505577.html">https://www.conrad.de/de/elektrolyt-kondensator-radial-bedrahtet-35-mm-1000-f-63-v-20-o-x-h-8-mm-x-15-mm-europe-chemicon-eky-6r3ell102mh1-1505577.html</text:a></text:p>
          </table:table-cell>
          <table:table-cell office:value-type="string">
            <text:p>recommended to support PSU but not mandator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esistor, 470 Ohm</text:p>
          </table:table-cell>
          <table:table-cell office:value-type="string">
            <text:p>https://www.conrad.de/de/kohleschicht-widerstand-470-axial-bedrahtet-0204-01-w-5-1-st-400211.html</text:p>
          </table:table-cell>
          <table:table-cell office:value-type="string">
            <text:p>anything between 300-500 Ohm, recommended but not mandator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ower Supply, 5V, &gt;0.5 A</text:p>
          </table:table-cell>
          <table:table-cell office:value-type="string">
            <text:p>https://www.amazon.de/Wicked-Chili-Pro-Netzteil-Smartphone-schwarz/dp/B004GXUKD4/ref=sr_1_3?ie=UTF8&amp;qid=1514395546&amp;sr=8-3&amp;keywords=handy+netzteil</text:p>
          </table:table-cell>
          <table:table-cell office:value-type="string">
            <text:p>mobile charger + micro USB cable works well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ush Button Dip Switch</text:p>
          </table:table-cell>
          <table:table-cell office:value-type="string">
            <text:p>https://www.conrad.de/de/drucktaster-12-vdc-005-a-1-x-ausein-yst-1103a-tastend-1-st-1386951.html</text:p>
          </table:table-cell>
          <table:table-cell office:value-type="string">
            <text:p>not mandatory for DCF77 versio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27.12.2017</text:date>, <text:time>18:4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20S</meta:editing-duration>
    <meta:editing-cycles>4</meta:editing-cycles>
    <meta:generator>OpenOffice/4.1.3$Win32 OpenOffice.org_project/413m1$Build-9783</meta:generator>
    <dc:date>2017-12-27T18:40:15.38</dc:date>
    <dc:creator>Moritz von Sivers</dc:creator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